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18, 2022 (01:32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18T18:32:29Z</meta:creation-date>
    <dc:date>2022-02-18T18:32:29Z</dc:date>
    <meta:user-defined meta:name="date" meta:value-type="string">February  18, 2022 (01:32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